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F" svg:font-family="" style:font-family-generic="roman"/>
    <style:font-face style:name="Bodoni MT Black" svg:font-family="'Bodoni MT Black'" style:font-family-generic="roman" style:font-pitch="variable"/>
    <style:font-face style:name="Times New Roman" svg:font-family="'Times New Roman'" style:font-family-generic="roman" style:font-pitch="variable"/>
    <style:font-face style:name="Forte" svg:font-family="Forte" style:font-family-generic="script" style:font-pitch="variable"/>
    <style:font-face style:name="Arial" svg:font-family="Arial" style:font-family-generic="swiss" style:font-pitch="variable"/>
    <style:font-face style:name="Copperplate Gothic Bold" svg:font-family="'Copperplate Gothic Bold'" style:font-family-generic="swiss" style:font-pitch="variable"/>
    <style:font-face style:name="Tw Cen MT Condensed Extra Bold" svg:font-family="'Tw Cen MT Condensed Extra Bold'" style:font-family-generic="swiss" style:font-pitch="variable"/>
    <style:font-face style:name="Verdana" svg:font-family="Verdana" style:font-adornments="Полужирный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center" style:justify-single-word="false"/>
      <style:text-properties fo:language="uk" fo:country="UA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10pt" style:font-size-asian="10pt" style:font-size-complex="10pt"/>
    </style:style>
    <style:style style:name="P7" style:family="paragraph">
      <style:paragraph-properties fo:text-align="center"/>
      <style:text-properties style:font-name="F" fo:font-size="12pt"/>
    </style:style>
    <style:style style:name="P8" style:family="paragraph">
      <style:text-properties style:font-name="F" fo:font-size="12pt"/>
    </style:style>
    <style:style style:name="P9" style:family="paragraph">
      <style:paragraph-properties fo:text-align="center"/>
      <style:text-properties fo:font-size="7pt" style:font-size-asian="7pt" style:font-size-complex="7pt"/>
    </style:style>
    <style:style style:name="T1" style:family="text">
      <style:text-properties style:font-name="Verdana"/>
    </style:style>
    <style:style style:name="T2" style:family="text">
      <style:text-properties style:font-name="Verdana" fo:font-size="20pt" fo:language="uk" fo:country="UA" fo:font-weight="bold" style:font-size-asian="20pt" style:font-weight-asian="bold" style:font-size-complex="20pt" style:font-weight-complex="bold"/>
    </style:style>
    <style:style style:name="T3" style:family="text">
      <style:text-properties fo:font-size="20pt"/>
    </style:style>
    <style:style style:name="T4" style:family="text">
      <style:text-properties fo:language="uk" fo:country="UA"/>
    </style:style>
    <style:style style:name="T5" style:family="text">
      <style:text-properties fo:font-weight="bold"/>
    </style:style>
    <style:style style:name="T6" style:family="text">
      <style:text-properties style:font-size-asian="20pt"/>
    </style:style>
    <style:style style:name="T7" style:family="text">
      <style:text-properties style:font-weight-asian="bold"/>
    </style:style>
    <style:style style:name="T8" style:family="text">
      <style:text-properties style:font-size-complex="20pt"/>
    </style:style>
    <style:style style:name="T9" style:family="text">
      <style:text-properties style:font-weight-complex="bold"/>
    </style:style>
    <style:style style:name="T10" style:family="text">
      <style:text-properties fo:color="#00ff00" style:font-weight-complex="bold"/>
    </style:style>
    <style:style style:name="T11" style:family="text">
      <style:text-properties fo:color="#23ff23" style:font-weight-complex="bold"/>
    </style:style>
    <style:style style:name="T12" style:family="text">
      <style:text-properties style:font-name="F" fo:font-size="12pt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style:font-name="F" fo:font-size="10pt" style:font-size-asian="10pt" style:font-size-complex="10pt"/>
    </style:style>
    <style:style style:name="T15" style:family="text">
      <style:text-properties fo:font-size="7pt" style:font-size-asian="7pt" style:font-size-complex="7pt"/>
    </style:style>
    <style:style style:name="T16" style:family="text">
      <style:text-properties style:font-name="F" fo:font-size="7pt" style:font-size-asian="7pt" style:font-size-complex="7pt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fill-color="#23ff23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ВЕРХНЯЯ СТРОКА</text:p>
      <text:p text:style-name="P2"><draw:rect text:anchor-type="paragraph" draw:z-index="4" draw:style-name="gr1" draw:text-style-name="P5" svg:width="4.234cm" svg:height="2.301cm" svg:x="0.877cm" svg:y="3.817cm"><text:p text:style-name="P5">Переход на главную</text:p><text:p text:style-name="P5">страницу</text:p></draw:rect><draw:custom-shape text:anchor-type="paragraph" draw:z-index="3" draw:style-name="gr2" svg:width="0.225cm" svg:height="1.648cm" svg:x="2.307cm" svg:y="1.884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" draw:style-name="gr2" svg:width="0.225cm" svg:height="1.648cm" svg:x="7.308cm" svg:y="1.884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rect text:anchor-type="paragraph" draw:z-index="1" draw:style-name="gr1" draw:text-style-name="P5" svg:width="4.458cm" svg:height="0.408cm" svg:x="5.553cm" svg:y="0.988cm"><text:p text:style-name="P5">Пользователю</text:p></draw:rect><draw:rect text:anchor-type="paragraph" draw:z-index="0" draw:style-name="gr1" draw:text-style-name="P5" svg:width="4.458cm" svg:height="0.408cm" svg:x="0.552cm" svg:y="0.988cm"><text:p text:style-name="P5">Главная</text:p></draw:rect></text:p>
      <text:p text:style-name="P2"/>
      <text:p text:style-name="P2"/>
      <text:p text:style-name="P2"/>
      <text:p text:style-name="P2"/>
      <text:p text:style-name="P2"/>
      <text:p text:style-name="P2"/>
      <text:p text:style-name="P2"><draw:rect text:anchor-type="paragraph" draw:z-index="5" draw:style-name="gr1" draw:text-style-name="P5" svg:width="5.869cm" svg:height="3.294cm" svg:x="5.877cm" svg:y="0.409cm"><text:p text:style-name="P5">Переход на страницу</text:p><text:p text:style-name="P5">для пользователя,</text:p><text:p text:style-name="P5">которая выглядит</text:p><text:p text:style-name="P5">следующим образом,</text:p><text:p text:style-name="P5">как в файле</text:p><text:p text:style-name="P5"><text:span text:style-name="T12">Страница «Пользователям»</text:span></text:p></draw:rect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СЕРЕДИНА СТРАНИЦЫ</text:p>
      <text:p text:style-name="P1"><text:span text:style-name="T2"/></text:p>
      <text:p text:style-name="P1"><text:span text:style-name="T2"/></text:p>
      <text:p text:style-name="P3"><text:span text:style-name="T2"><text:s text:c="20"/></text:span><text:s text:c="4"/>Є ТУТ </text:p>
      <text:p text:style-name="P2"><draw:custom-shape text:anchor-type="paragraph" draw:z-index="8" draw:style-name="gr3" svg:width="0.733cm" svg:height="0.53cm" svg:x="6.759cm" svg:y="0.161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2"/>
      <text:p text:style-name="P2"><draw:rect text:anchor-type="paragraph" draw:z-index="7" draw:style-name="gr1" draw:text-style-name="P5" svg:width="3.95cm" svg:height="0.632cm" svg:x="12.137cm" svg:y="0.111cm"><text:p text:style-name="P5">Кнопка поиска</text:p></draw:rect><draw:rect text:anchor-type="paragraph" draw:z-index="6" draw:style-name="gr1" draw:text-style-name="P5" svg:width="7.857cm" svg:height="0.571cm" svg:x="3.06cm" svg:y="0.152cm"><text:p text:style-name="P5">Строка поиска</text:p></draw:rect></text:p>
      <text:p text:style-name="P2"/>
      <text:p text:style-name="P2"/>
      <text:p text:style-name="P2"/>
      <text:p text:style-name="P2"/>
      <text:p text:style-name="P2"/>
      <text:p text:style-name="P2"/>
      <text:p text:style-name="P4">НИЖНЯЯ СТРОКА</text:p>
      <text:p text:style-name="P4"/>
      <text:p text:style-name="P4"><draw:rect text:anchor-type="paragraph" draw:z-index="9" draw:style-name="gr1" draw:text-style-name="P6" svg:width="2.941cm" svg:height="0.816cm" svg:x="13.767cm" svg:y="0.093cm"><text:p text:style-name="P5"><text:span text:style-name="T13">Информация</text:span></text:p><text:p text:style-name="P5"><text:span text:style-name="T13">о сервисе</text:span></text:p></draw:rect><draw:rect text:anchor-type="paragraph" draw:z-index="10" draw:style-name="gr1" draw:text-style-name="P6" svg:width="2.913cm" svg:height="0.795cm" svg:x="9.419cm" svg:y="0.215cm"><text:p text:style-name="P6"><text:span text:style-name="T13">Обратная</text:span></text:p><text:p text:style-name="P6"><text:span text:style-name="T13">связь</text:span></text:p></draw:rect><draw:rect text:anchor-type="paragraph" draw:z-index="11" draw:style-name="gr1" draw:text-style-name="P5" svg:width="4.693cm" svg:height="2.918cm" svg:x="7.715cm" svg:y="2.956cm"><text:p text:style-name="P5">Переход на страницу</text:p><text:p text:style-name="P5">для пользователя,</text:p><text:p text:style-name="P5">которая выглядит</text:p><text:p text:style-name="P5">следующим образом,</text:p><text:p text:style-name="P5">как в файле</text:p><text:p text:style-name="P7"><text:span text:style-name="T14">Страница «Обратная связь»</text:span></text:p></draw:rect><draw:rect text:anchor-type="paragraph" draw:z-index="12" draw:style-name="gr1" draw:text-style-name="P5" svg:width="3.936cm" svg:height="3.324cm" svg:x="12.942cm" svg:y="2.956cm"><text:p text:style-name="P5">Переход на страницу</text:p><text:p text:style-name="P5">для пользователя,</text:p><text:p text:style-name="P5">которая выглядит</text:p><text:p text:style-name="P5">следующим образом,</text:p><text:p text:style-name="P5">как в файле</text:p><text:p text:style-name="P5"><text:span text:style-name="T13">Страница «Информация</text:span></text:p><text:p text:style-name="P5"><text:span text:style-name="T13">о сервисе»</text:span></text:p></draw:rect><draw:custom-shape text:anchor-type="paragraph" draw:z-index="13" draw:style-name="gr2" svg:width="0.47cm" svg:height="1.304cm" svg:x="10.626cm" svg:y="1.231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4" draw:style-name="gr2" svg:width="0.265cm" svg:height="1.588cm" svg:x="14.921cm" svg:y="1.007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rect text:anchor-type="paragraph" draw:z-index="15" draw:style-name="gr1" draw:text-style-name="P9" svg:width="5.557cm" svg:height="0.592cm" svg:x="0.693cm" svg:y="0.356cm"><text:p text:style-name="P8"><text:span text:style-name="T15">© Copyright by </text:span><text:span text:style-name="T16">e-tut</text:span><text:span text:style-name="T15">. All right reserved 2009-2010</text:span></text:p></draw:rec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F" svg:font-family="" style:font-family-generic="roman"/>
    <style:font-face style:name="Bodoni MT Black" svg:font-family="'Bodoni MT Black'" style:font-family-generic="roman" style:font-pitch="variable"/>
    <style:font-face style:name="Times New Roman" svg:font-family="'Times New Roman'" style:font-family-generic="roman" style:font-pitch="variable"/>
    <style:font-face style:name="Forte" svg:font-family="Forte" style:font-family-generic="script" style:font-pitch="variable"/>
    <style:font-face style:name="Arial" svg:font-family="Arial" style:font-family-generic="swiss" style:font-pitch="variable"/>
    <style:font-face style:name="Copperplate Gothic Bold" svg:font-family="'Copperplate Gothic Bold'" style:font-family-generic="swiss" style:font-pitch="variable"/>
    <style:font-face style:name="Tw Cen MT Condensed Extra Bold" svg:font-family="'Tw Cen MT Condensed Extra Bold'" style:font-family-generic="swiss" style:font-pitch="variable"/>
    <style:font-face style:name="Verdana" svg:font-family="Verdana" style:font-adornments="Полужирный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Руслан Куц</meta:initial-creator>
    <meta:creation-date>2010-09-22T09:47:08.15</meta:creation-date>
    <dc:date>2010-09-22T15:08:12.87</dc:date>
    <dc:creator>Руслан Куц</dc:creator>
    <meta:editing-duration>PT04H19M39S</meta:editing-duration>
    <meta:editing-cycles>2</meta:editing-cycles>
    <meta:generator>OpenOffice.org/3.1$Win32 OpenOffice.org_project/310m11$Build-9399</meta:generator>
    <meta:document-statistic meta:table-count="0" meta:image-count="0" meta:object-count="0" meta:page-count="1" meta:paragraph-count="4" meta:word-count="8" meta:character-count="74"/>
  </office:meta>
</office:document-meta>
</file>